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weight</text:p>
          </table:table-cell>
          <table:table-cell table:style-name="ce10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2:14:04.68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1T12:39:39.445000000</dc:date>
    <meta:editing-duration>PT8H44M49S</meta:editing-duration>
    <meta:editing-cycles>65</meta:editing-cycles>
    <meta:generator>LibreOffice/5.3.0.3$Windows_x86 LibreOffice_project/7074905676c47b82bbcfbea1aeefc84afe1c50e1</meta:generator>
    <meta:document-statistic meta:table-count="1" meta:cell-count="281" meta:object-count="0"/>
  </office:meta>
</office:document-meta>
</file>